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end" style:justify-single-word="false" style:writing-mode="rl-tb"/>
      <style:text-properties fo:font-size="16pt" officeooo:rsid="00187606" officeooo:paragraph-rsid="00187606" style:font-size-asian="16pt" style:font-size-complex="16pt"/>
    </style:style>
    <style:style style:name="P2" style:family="paragraph" style:parent-style-name="Standard">
      <style:paragraph-properties fo:text-align="end" style:justify-single-word="false" style:writing-mode="rl-tb"/>
      <style:text-properties fo:font-size="16pt" officeooo:rsid="00187606" officeooo:paragraph-rsid="00187606" style:font-size-asian="16pt" style:font-size-complex="16pt"/>
    </style:style>
    <style:style style:name="P3" style:family="paragraph" style:parent-style-name="Standard">
      <style:paragraph-properties fo:text-align="end" style:justify-single-word="false" style:writing-mode="rl-tb"/>
      <style:text-properties fo:font-size="16pt" officeooo:rsid="00191009" officeooo:paragraph-rsid="00191009" style:font-size-asian="16pt" style:font-size-complex="16pt"/>
    </style:style>
    <style:style style:name="P4" style:family="paragraph" style:parent-style-name="Preformatted_20_Text">
      <style:paragraph-properties fo:margin-top="0in" fo:margin-bottom="0.1965in" loext:contextual-spacing="false"/>
      <style:text-properties fo:color="#000000" style:font-name="DejaVu Sans Mono" fo:font-size="11.3000001907349pt"/>
    </style:style>
    <style:style style:name="P5" style:family="paragraph" style:parent-style-name="Preformatted_20_Text">
      <style:text-properties fo:color="#000000"/>
    </style:style>
    <style:style style:name="P6" style:family="paragraph" style:parent-style-name="Preformatted_20_Text">
      <style:paragraph-properties fo:text-align="end" style:justify-single-word="false" style:writing-mode="rl-tb"/>
      <style:text-properties fo:color="#000000" style:font-name="DejaVu Sans Mono" fo:font-size="11.3000001907349pt" officeooo:rsid="00191009" officeooo:paragraph-rsid="00191009" style:font-size-asian="16pt" style:font-size-complex="16pt"/>
    </style:style>
    <style:style style:name="T1" style:family="text">
      <style:text-properties officeooo:rsid="0019bcf3"/>
    </style:style>
    <style:style style:name="T2" style:family="text">
      <style:text-properties fo:color="#000080" fo:font-weight="bold"/>
    </style:style>
    <style:style style:name="T3" style:family="text">
      <style:text-properties fo:color="#000080" style:font-name="DejaVu Sans Mono" fo:font-size="11.3000001907349pt" fo:font-weight="bold"/>
    </style:style>
    <style:style style:name="T4" style:family="text">
      <style:text-properties style:font-name="DejaVu Sans Mono" fo:font-size="11.3000001907349pt"/>
    </style:style>
    <style:style style:name="T5" style:family="text">
      <style:text-properties fo:color="#660e7a" style:font-name="DejaVu Sans Mono" fo:font-size="11.3000001907349pt"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pread نام یک عملگر است که که در جاوااسکریپت ۶ اضافه شده است مثال هایی از کارهایی که با این عملگر می شود انجام داد در فایل مجاور هست <text:s/>نکته ای که هست این است که اگر خط فرمان را باز کنیم و دستور </text:p>
      <text:p text:style-name="P1">node spread.js را بزنیم اجرا نمی شود و خطا می گیرد ظاهرا خط فرمان ما برعکس خط فرمان اندرو جاوااسکریپت ۶ را نمی شناسد برای اجرای کدهای فوق تمام ان را به یک باره کپی کن و در کنسول مرورگر کپی کن <text:s/>و اینتر بزن و شاید نیاز باشد چند ثانیه صبر کنی تا خروجی ها دیده شوند . ظاهرا مرورگر ما جاوااسکریپت ۶ را میشناسد.</text:p>
      <text:p text:style-name="P1"/>
      <text:p text:style-name="P1"/>
      <text:p text:style-name="P3">یکی از کاربرد های این عملگر به نظرم این است که وقتی قرار باشد دو ارایه با هم ادغام شوند به کار می اید گمان می کنم که هربار که نیاز باشد ارایه ای درون ارایه ی دیگر قرار بگیرد باید سریع ذهن من سمت این مطلب برود که احتمالا باید از این عملگر استفاده کنم تا ارایه ای که قرار است داخل برود را باز کند و از ارایه در ارایه شدن جلوگیری کند <text:span text:style-name="T1">مثلا دیده ام هم اندرو هم استیون اینکار برای اضافه کردن به state انجام می دهند state را گسترش می دهند (spread می کنند ) و در کنار عنصر دیگر درون state قرار می دهند که این عمل موجب می شود state بزرگتر شود مثال از اندرو:</text:span></text:p>
      <text:p text:style-name="P3"/>
      <text:p text:style-name="P3"/>
      <text:p text:style-name="P6"><text:span text:style-name="T2">this</text:span>.setState({</text:p>
      <text:p text:style-name="P5"><text:s text:c="4"/><text:span text:style-name="T5">todos</text:span><text:span text:style-name="T4">: [</text:span></text:p>
      <text:p text:style-name="P5"><text:s text:c="8"/><text:span text:style-name="T4">...</text:span><text:span text:style-name="T3">this</text:span><text:span text:style-name="T4">.</text:span><text:span text:style-name="T5">state</text:span><text:span text:style-name="T4">.</text:span><text:span text:style-name="T5">todos</text:span><text:span text:style-name="T4">,</text:span></text:p>
      <text:p text:style-name="P5"><text:s text:c="8"/><text:span text:style-name="T4">{</text:span></text:p>
      <text:p text:style-name="P5"><text:s text:c="12"/><text:span text:style-name="T5">id</text:span><text:span text:style-name="T4">:uuid(),</text:span></text:p>
      <text:p text:style-name="P5"><text:s text:c="12"/><text:span text:style-name="T5">text</text:span><text:span text:style-name="T4">:text</text:span></text:p>
      <text:p text:style-name="P5"><text:s text:c="8"/><text:span text:style-name="T4">}</text:span></text:p>
      <text:p text:style-name="P5"><text:s text:c="4"/><text:span text:style-name="T4">]</text:span></text:p>
      <text:p text:style-name="P4">});</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1T16:55:14.800070064</meta:creation-date>
    <dc:date>2017-10-10T18:14:17.309881982</dc:date>
    <meta:editing-duration>PT4H46M38S</meta:editing-duration>
    <meta:editing-cycles>22</meta:editing-cycles>
    <meta:generator>LibreOffice/5.1.6.2$Linux_X86_64 LibreOffice_project/10m0$Build-2</meta:generator>
    <meta:document-statistic meta:table-count="0" meta:image-count="0" meta:object-count="0" meta:page-count="1" meta:paragraph-count="12" meta:word-count="242" meta:character-count="1170" meta:non-whitespace-character-count="881"/>
  </office:meta>
</office:document-meta>
</file>